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88bc" officeooo:paragraph-rsid="000888bc"/>
    </style:style>
    <style:style style:name="P2" style:family="paragraph" style:parent-style-name="Standard" style:list-style-name="L1">
      <style:text-properties officeooo:rsid="000888bc" officeooo:paragraph-rsid="000888bc"/>
    </style:style>
    <style:style style:name="P3" style:family="paragraph" style:parent-style-name="Standard">
      <style:text-properties officeooo:rsid="0009f9d0" officeooo:paragraph-rsid="0009f9d0"/>
    </style:style>
    <style:style style:name="P4" style:family="paragraph" style:parent-style-name="Standard" style:list-style-name="L2">
      <style:text-properties officeooo:rsid="0009f9d0" officeooo:paragraph-rsid="0009f9d0"/>
    </style:style>
    <style:style style:name="P5" style:family="paragraph" style:parent-style-name="Standard">
      <style:text-properties officeooo:rsid="000ad106" officeooo:paragraph-rsid="000ad106"/>
    </style:style>
    <style:style style:name="P6" style:family="paragraph" style:parent-style-name="Standard" style:list-style-name="L3">
      <style:text-properties officeooo:rsid="000ad106" officeooo:paragraph-rsid="000ad106"/>
    </style:style>
    <style:style style:name="P7" style:family="paragraph" style:parent-style-name="Standard" style:list-style-name="L3">
      <style:text-properties officeooo:rsid="000b22b7" officeooo:paragraph-rsid="000b22b7"/>
    </style:style>
    <style:style style:name="T1" style:family="text">
      <style:text-properties officeooo:rsid="0009f9d0"/>
    </style:style>
    <style:style style:name="T2" style:family="text">
      <style:text-properties officeooo:rsid="000b2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pa je znečištěna pískem, vodu a vůbec</text:p>
      <text:p text:style-name="P1">Ropa se přepravuje pomocí ropovodů a tankerů</text:p>
      <text:p text:style-name="P1">Ložiska ropy jsou uzavřeny v určitých kapsách</text:p>
      <text:list xml:id="list4706706799052557989" text:style-name="L1">
        <text:list-item>
          <text:p text:style-name="P2">Těžba v saudské arábii, rusku, íráně, USA</text:p>
        </text:list-item>
        <text:list-item>
          <text:p text:style-name="P2">U nás Hodonínsko, Břeclavsko</text:p>
        </text:list-item>
      </text:list>
      <text:p text:style-name="P1">Frakční destilace</text:p>
      <text:p text:style-name="P1"><text:tab/><text:span text:style-name="T1">Těžký benzín je u 280</text:span></text:p>
      <text:p text:style-name="P1"><text:tab/><text:span text:style-name="T1">Petrolej C 10 – 18 270 až nevím kolik</text:span></text:p>
      <text:p text:style-name="P1"><text:tab/><text:span text:style-name="T1">Plynový olej (nafta) C15 až C24 250 až 400°C</text:span></text:p>
      <text:p text:style-name="P1"><text:tab/><text:span text:style-name="T1">Olejové destiláty nad 400°C</text:span></text:p>
      <text:p text:style-name="P1"/>
      <text:p text:style-name="P3">Vakuová destilace Mazutu</text:p>
      <text:list xml:id="list5751402541300821794" text:style-name="L2">
        <text:list-item>
          <text:p text:style-name="P4">Vakuový plynový olej</text:p>
        </text:list-item>
        <text:list-item>
          <text:p text:style-name="P4">Směs olejů</text:p>
        </text:list-item>
        <text:list-item>
          <text:p text:style-name="P4">Asfalt</text:p>
        </text:list-item>
      </text:list>
      <text:p text:style-name="P3"/>
      <text:p text:style-name="P5">Dalším zdrojem uhlovodíků je Uhlí</text:p>
      <text:list xml:id="list3656698159381844892" text:style-name="L3">
        <text:list-item>
          <text:p text:style-name="P6">Uhlí obsahuje plno bordelu → Uhlík, vodík, kyslík, síru</text:p>
        </text:list-item>
        <text:list-item>
          <text:p text:style-name="P6">Anthracit, černé uhlí, hnědé uhlí →<text:span text:style-name="T2"> tím se topí</text:span></text:p>
        </text:list-item>
        <text:list-item>
          <text:p text:style-name="P7">Ytong se dělá z toho, co se vyloučí na filtrech v komínech</text:p>
        </text:list-item>
        <text:list-item>
          <text:p text:style-name="P7">Zlepšování kvality uhlí karbonizací → Zahřátím bez kyslíku</text:p>
          <text:list>
            <text:list-item>
              <text:p text:style-name="P7">Koks, Koksárenský plyn, černouhelný dehet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09:05:12.888000596</meta:creation-date>
    <dc:date>2018-10-11T09:40:43.071178284</dc:date>
    <meta:editing-duration>PT4M58S</meta:editing-duration>
    <meta:editing-cycles>1</meta:editing-cycles>
    <meta:document-statistic meta:table-count="0" meta:image-count="0" meta:object-count="0" meta:page-count="1" meta:paragraph-count="20" meta:word-count="127" meta:character-count="710" meta:non-whitespace-character-count="608"/>
    <meta:generator>LibreOffice/5.1.6.2$Linux_x86 LibreOffice_project/10m0$Build-2</meta:generator>
  </office:meta>
</office:document-meta>
</file>